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5.02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60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/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>
            <table:cell-range-source table:name="CSV_all" xlink:type="simple" xlink:href="../Speed_Evaluation-Signature_Schemes.csv" table:filter-name="Text - txt - csv (StarCalc)" table:filter-options="9/59/44,34,76,1,,0,false,false,true,false,false,0,false,false,true" table:last-column-spanned="16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533032" calcext:value-type="float">
            <text:p>533032</text:p>
          </table:table-cell>
          <table:table-cell office:value-type="float" office:value="528632" calcext:value-type="float">
            <text:p>528632</text:p>
          </table:table-cell>
          <table:table-cell office:value-type="float" office:value="539568" calcext:value-type="float">
            <text:p>539568</text:p>
          </table:table-cell>
          <table:table-cell office:value-type="float" office:value="34417609" calcext:value-type="float">
            <text:p>34417609</text:p>
          </table:table-cell>
          <table:table-cell office:value-type="float" office:value="34341641" calcext:value-type="float">
            <text:p>34341641</text:p>
          </table:table-cell>
          <table:table-cell office:value-type="float" office:value="34533768" calcext:value-type="float">
            <text:p>34533768</text:p>
          </table:table-cell>
          <table:table-cell office:value-type="float" office:value="17563109" calcext:value-type="float">
            <text:p>17563109</text:p>
          </table:table-cell>
          <table:table-cell office:value-type="float" office:value="17560303" calcext:value-type="float">
            <text:p>17560303</text:p>
          </table:table-cell>
          <table:table-cell office:value-type="float" office:value="17564957" calcext:value-type="float">
            <text:p>17564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00650" calcext:value-type="float">
            <text:p>400650</text:p>
          </table:table-cell>
          <table:table-cell office:value-type="float" office:value="396532" calcext:value-type="float">
            <text:p>396532</text:p>
          </table:table-cell>
          <table:table-cell office:value-type="float" office:value="406791" calcext:value-type="float">
            <text:p>406791</text:p>
          </table:table-cell>
          <table:table-cell office:value-type="float" office:value="38983168" calcext:value-type="float">
            <text:p>38983168</text:p>
          </table:table-cell>
          <table:table-cell office:value-type="float" office:value="38980338" calcext:value-type="float">
            <text:p>38980338</text:p>
          </table:table-cell>
          <table:table-cell office:value-type="float" office:value="38989162" calcext:value-type="float">
            <text:p>38989162</text:p>
          </table:table-cell>
          <table:table-cell office:value-type="float" office:value="18644695" calcext:value-type="float">
            <text:p>18644695</text:p>
          </table:table-cell>
          <table:table-cell office:value-type="float" office:value="18641906" calcext:value-type="float">
            <text:p>18641906</text:p>
          </table:table-cell>
          <table:table-cell office:value-type="float" office:value="18646394" calcext:value-type="float">
            <text:p>18646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532940" calcext:value-type="float">
            <text:p>532940</text:p>
          </table:table-cell>
          <table:table-cell office:value-type="float" office:value="528784" calcext:value-type="float">
            <text:p>528784</text:p>
          </table:table-cell>
          <table:table-cell office:value-type="float" office:value="538944" calcext:value-type="float">
            <text:p>538944</text:p>
          </table:table-cell>
          <table:table-cell office:value-type="float" office:value="17484549" calcext:value-type="float">
            <text:p>17484549</text:p>
          </table:table-cell>
          <table:table-cell office:value-type="float" office:value="17480838" calcext:value-type="float">
            <text:p>17480838</text:p>
          </table:table-cell>
          <table:table-cell office:value-type="float" office:value="17494070" calcext:value-type="float">
            <text:p>17494070</text:p>
          </table:table-cell>
          <table:table-cell office:value-type="float" office:value="9138019" calcext:value-type="float">
            <text:p>9138019</text:p>
          </table:table-cell>
          <table:table-cell office:value-type="float" office:value="9134933" calcext:value-type="float">
            <text:p>9134933</text:p>
          </table:table-cell>
          <table:table-cell office:value-type="float" office:value="9140970" calcext:value-type="float">
            <text:p>91409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00623" calcext:value-type="float">
            <text:p>400623</text:p>
          </table:table-cell>
          <table:table-cell office:value-type="float" office:value="396550" calcext:value-type="float">
            <text:p>396550</text:p>
          </table:table-cell>
          <table:table-cell office:value-type="float" office:value="406579" calcext:value-type="float">
            <text:p>406579</text:p>
          </table:table-cell>
          <table:table-cell office:value-type="float" office:value="21223819" calcext:value-type="float">
            <text:p>21223819</text:p>
          </table:table-cell>
          <table:table-cell office:value-type="float" office:value="21219962" calcext:value-type="float">
            <text:p>21219962</text:p>
          </table:table-cell>
          <table:table-cell office:value-type="float" office:value="21233414" calcext:value-type="float">
            <text:p>21233414</text:p>
          </table:table-cell>
          <table:table-cell office:value-type="float" office:value="11766667" calcext:value-type="float">
            <text:p>11766667</text:p>
          </table:table-cell>
          <table:table-cell office:value-type="float" office:value="11763832" calcext:value-type="float">
            <text:p>11763832</text:p>
          </table:table-cell>
          <table:table-cell office:value-type="float" office:value="11769745" calcext:value-type="float">
            <text:p>11769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532918" calcext:value-type="float">
            <text:p>532918</text:p>
          </table:table-cell>
          <table:table-cell office:value-type="float" office:value="528873" calcext:value-type="float">
            <text:p>528873</text:p>
          </table:table-cell>
          <table:table-cell office:value-type="float" office:value="539056" calcext:value-type="float">
            <text:p>539056</text:p>
          </table:table-cell>
          <table:table-cell office:value-type="float" office:value="68786610" calcext:value-type="float">
            <text:p>68786610</text:p>
          </table:table-cell>
          <table:table-cell office:value-type="float" office:value="68670275" calcext:value-type="float">
            <text:p>68670275</text:p>
          </table:table-cell>
          <table:table-cell office:value-type="float" office:value="68896500" calcext:value-type="float">
            <text:p>68896500</text:p>
          </table:table-cell>
          <table:table-cell office:value-type="float" office:value="35733280" calcext:value-type="float">
            <text:p>35733280</text:p>
          </table:table-cell>
          <table:table-cell office:value-type="float" office:value="35729555" calcext:value-type="float">
            <text:p>35729555</text:p>
          </table:table-cell>
          <table:table-cell office:value-type="float" office:value="35736417" calcext:value-type="float">
            <text:p>35736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00624" calcext:value-type="float">
            <text:p>400624</text:p>
          </table:table-cell>
          <table:table-cell office:value-type="float" office:value="396633" calcext:value-type="float">
            <text:p>396633</text:p>
          </table:table-cell>
          <table:table-cell office:value-type="float" office:value="406695" calcext:value-type="float">
            <text:p>406695</text:p>
          </table:table-cell>
          <table:table-cell office:value-type="float" office:value="76715899" calcext:value-type="float">
            <text:p>76715899</text:p>
          </table:table-cell>
          <table:table-cell office:value-type="float" office:value="76709631" calcext:value-type="float">
            <text:p>76709631</text:p>
          </table:table-cell>
          <table:table-cell office:value-type="float" office:value="76727441" calcext:value-type="float">
            <text:p>76727441</text:p>
          </table:table-cell>
          <table:table-cell office:value-type="float" office:value="36498517" calcext:value-type="float">
            <text:p>36498517</text:p>
          </table:table-cell>
          <table:table-cell office:value-type="float" office:value="36495033" calcext:value-type="float">
            <text:p>36495033</text:p>
          </table:table-cell>
          <table:table-cell office:value-type="float" office:value="36501029" calcext:value-type="float">
            <text:p>36501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15684" calcext:value-type="float">
            <text:p>1215684</text:p>
          </table:table-cell>
          <table:table-cell office:value-type="float" office:value="1211226" calcext:value-type="float">
            <text:p>1211226</text:p>
          </table:table-cell>
          <table:table-cell office:value-type="float" office:value="1222005" calcext:value-type="float">
            <text:p>1222005</text:p>
          </table:table-cell>
          <table:table-cell office:value-type="float" office:value="76152263" calcext:value-type="float">
            <text:p>76152263</text:p>
          </table:table-cell>
          <table:table-cell office:value-type="float" office:value="76039922" calcext:value-type="float">
            <text:p>76039922</text:p>
          </table:table-cell>
          <table:table-cell office:value-type="float" office:value="76217742" calcext:value-type="float">
            <text:p>76217742</text:p>
          </table:table-cell>
          <table:table-cell office:value-type="float" office:value="37577072" calcext:value-type="float">
            <text:p>37577072</text:p>
          </table:table-cell>
          <table:table-cell office:value-type="float" office:value="37573718" calcext:value-type="float">
            <text:p>37573718</text:p>
          </table:table-cell>
          <table:table-cell office:value-type="float" office:value="37581837" calcext:value-type="float">
            <text:p>37581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964686" calcext:value-type="float">
            <text:p>964686</text:p>
          </table:table-cell>
          <table:table-cell office:value-type="float" office:value="960476" calcext:value-type="float">
            <text:p>960476</text:p>
          </table:table-cell>
          <table:table-cell office:value-type="float" office:value="970769" calcext:value-type="float">
            <text:p>970769</text:p>
          </table:table-cell>
          <table:table-cell office:value-type="float" office:value="92882590" calcext:value-type="float">
            <text:p>92882590</text:p>
          </table:table-cell>
          <table:table-cell office:value-type="float" office:value="92872807" calcext:value-type="float">
            <text:p>92872807</text:p>
          </table:table-cell>
          <table:table-cell office:value-type="float" office:value="92888911" calcext:value-type="float">
            <text:p>92888911</text:p>
          </table:table-cell>
          <table:table-cell office:value-type="float" office:value="41773187" calcext:value-type="float">
            <text:p>41773187</text:p>
          </table:table-cell>
          <table:table-cell office:value-type="float" office:value="41770225" calcext:value-type="float">
            <text:p>41770225</text:p>
          </table:table-cell>
          <table:table-cell office:value-type="float" office:value="41776840" calcext:value-type="float">
            <text:p>417768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15877" calcext:value-type="float">
            <text:p>1215877</text:p>
          </table:table-cell>
          <table:table-cell office:value-type="float" office:value="1211539" calcext:value-type="float">
            <text:p>1211539</text:p>
          </table:table-cell>
          <table:table-cell office:value-type="float" office:value="1222151" calcext:value-type="float">
            <text:p>1222151</text:p>
          </table:table-cell>
          <table:table-cell office:value-type="float" office:value="42369779" calcext:value-type="float">
            <text:p>42369779</text:p>
          </table:table-cell>
          <table:table-cell office:value-type="float" office:value="42361585" calcext:value-type="float">
            <text:p>42361585</text:p>
          </table:table-cell>
          <table:table-cell office:value-type="float" office:value="42376580" calcext:value-type="float">
            <text:p>42376580</text:p>
          </table:table-cell>
          <table:table-cell office:value-type="float" office:value="22836378" calcext:value-type="float">
            <text:p>22836378</text:p>
          </table:table-cell>
          <table:table-cell office:value-type="float" office:value="22834189" calcext:value-type="float">
            <text:p>22834189</text:p>
          </table:table-cell>
          <table:table-cell office:value-type="float" office:value="22838252" calcext:value-type="float">
            <text:p>22838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964827" calcext:value-type="float">
            <text:p>964827</text:p>
          </table:table-cell>
          <table:table-cell office:value-type="float" office:value="960654" calcext:value-type="float">
            <text:p>960654</text:p>
          </table:table-cell>
          <table:table-cell office:value-type="float" office:value="970897" calcext:value-type="float">
            <text:p>970897</text:p>
          </table:table-cell>
          <table:table-cell office:value-type="float" office:value="53999005" calcext:value-type="float">
            <text:p>53999005</text:p>
          </table:table-cell>
          <table:table-cell office:value-type="float" office:value="53990034" calcext:value-type="float">
            <text:p>53990034</text:p>
          </table:table-cell>
          <table:table-cell office:value-type="float" office:value="54006082" calcext:value-type="float">
            <text:p>54006082</text:p>
          </table:table-cell>
          <table:table-cell office:value-type="float" office:value="31198630" calcext:value-type="float">
            <text:p>31198630</text:p>
          </table:table-cell>
          <table:table-cell office:value-type="float" office:value="31195841" calcext:value-type="float">
            <text:p>31195841</text:p>
          </table:table-cell>
          <table:table-cell office:value-type="float" office:value="31200867" calcext:value-type="float">
            <text:p>312008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16091" calcext:value-type="float">
            <text:p>1216091</text:p>
          </table:table-cell>
          <table:table-cell office:value-type="float" office:value="1211733" calcext:value-type="float">
            <text:p>1211733</text:p>
          </table:table-cell>
          <table:table-cell office:value-type="float" office:value="1221961" calcext:value-type="float">
            <text:p>1221961</text:p>
          </table:table-cell>
          <table:table-cell office:value-type="float" office:value="113756785" calcext:value-type="float">
            <text:p>113756785</text:p>
          </table:table-cell>
          <table:table-cell office:value-type="float" office:value="113646015" calcext:value-type="float">
            <text:p>113646015</text:p>
          </table:table-cell>
          <table:table-cell office:value-type="float" office:value="113889687" calcext:value-type="float">
            <text:p>113889687</text:p>
          </table:table-cell>
          <table:table-cell office:value-type="float" office:value="55344908" calcext:value-type="float">
            <text:p>55344908</text:p>
          </table:table-cell>
          <table:table-cell office:value-type="float" office:value="55341656" calcext:value-type="float">
            <text:p>55341656</text:p>
          </table:table-cell>
          <table:table-cell office:value-type="float" office:value="55348439" calcext:value-type="float">
            <text:p>55348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170944" calcext:value-type="float">
            <text:p>2170944</text:p>
          </table:table-cell>
          <table:table-cell office:value-type="float" office:value="2166148" calcext:value-type="float">
            <text:p>2166148</text:p>
          </table:table-cell>
          <table:table-cell office:value-type="float" office:value="2177790" calcext:value-type="float">
            <text:p>2177790</text:p>
          </table:table-cell>
          <table:table-cell office:value-type="float" office:value="131103569" calcext:value-type="float">
            <text:p>131103569</text:p>
          </table:table-cell>
          <table:table-cell office:value-type="float" office:value="131018490" calcext:value-type="float">
            <text:p>131018490</text:p>
          </table:table-cell>
          <table:table-cell office:value-type="float" office:value="131201171" calcext:value-type="float">
            <text:p>131201171</text:p>
          </table:table-cell>
          <table:table-cell office:value-type="float" office:value="64151126" calcext:value-type="float">
            <text:p>64151126</text:p>
          </table:table-cell>
          <table:table-cell office:value-type="float" office:value="64144200" calcext:value-type="float">
            <text:p>64144200</text:p>
          </table:table-cell>
          <table:table-cell office:value-type="float" office:value="64157376" calcext:value-type="float">
            <text:p>64157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170501" calcext:value-type="float">
            <text:p>2170501</text:p>
          </table:table-cell>
          <table:table-cell office:value-type="float" office:value="2165871" calcext:value-type="float">
            <text:p>2165871</text:p>
          </table:table-cell>
          <table:table-cell office:value-type="float" office:value="2177720" calcext:value-type="float">
            <text:p>2177720</text:p>
          </table:table-cell>
          <table:table-cell office:value-type="float" office:value="76255880" calcext:value-type="float">
            <text:p>76255880</text:p>
          </table:table-cell>
          <table:table-cell office:value-type="float" office:value="76247893" calcext:value-type="float">
            <text:p>76247893</text:p>
          </table:table-cell>
          <table:table-cell office:value-type="float" office:value="76261208" calcext:value-type="float">
            <text:p>76261208</text:p>
          </table:table-cell>
          <table:table-cell office:value-type="float" office:value="41267763" calcext:value-type="float">
            <text:p>41267763</text:p>
          </table:table-cell>
          <table:table-cell office:value-type="float" office:value="41262657" calcext:value-type="float">
            <text:p>41262657</text:p>
          </table:table-cell>
          <table:table-cell office:value-type="float" office:value="41270865" calcext:value-type="float">
            <text:p>412708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72453" calcext:value-type="float">
            <text:p>1672453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678926" calcext:value-type="float">
            <text:p>1678926</text:p>
          </table:table-cell>
          <table:table-cell office:value-type="float" office:value="108904803" calcext:value-type="float">
            <text:p>108904803</text:p>
          </table:table-cell>
          <table:table-cell office:value-type="float" office:value="108896883" calcext:value-type="float">
            <text:p>108896883</text:p>
          </table:table-cell>
          <table:table-cell office:value-type="float" office:value="108910455" calcext:value-type="float">
            <text:p>108910455</text:p>
          </table:table-cell>
          <table:table-cell office:value-type="float" office:value="58704832" calcext:value-type="float">
            <text:p>58704832</text:p>
          </table:table-cell>
          <table:table-cell office:value-type="float" office:value="58699196" calcext:value-type="float">
            <text:p>58699196</text:p>
          </table:table-cell>
          <table:table-cell office:value-type="float" office:value="58707460" calcext:value-type="float">
            <text:p>58707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170472" calcext:value-type="float">
            <text:p>2170472</text:p>
          </table:table-cell>
          <table:table-cell office:value-type="float" office:value="2165829" calcext:value-type="float">
            <text:p>2165829</text:p>
          </table:table-cell>
          <table:table-cell office:value-type="float" office:value="2177094" calcext:value-type="float">
            <text:p>2177094</text:p>
          </table:table-cell>
          <table:table-cell office:value-type="float" office:value="199677947" calcext:value-type="float">
            <text:p>199677947</text:p>
          </table:table-cell>
          <table:table-cell office:value-type="float" office:value="199603477" calcext:value-type="float">
            <text:p>199603477</text:p>
          </table:table-cell>
          <table:table-cell office:value-type="float" office:value="199809212" calcext:value-type="float">
            <text:p>199809212</text:p>
          </table:table-cell>
          <table:table-cell office:value-type="float" office:value="101537106" calcext:value-type="float">
            <text:p>101537106</text:p>
          </table:table-cell>
          <table:table-cell office:value-type="float" office:value="101531141" calcext:value-type="float">
            <text:p>101531141</text:p>
          </table:table-cell>
          <table:table-cell office:value-type="float" office:value="101540738" calcext:value-type="float">
            <text:p>101540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83126" calcext:value-type="float">
            <text:p>283126</text:p>
          </table:table-cell>
          <table:table-cell office:value-type="float" office:value="278878" calcext:value-type="float">
            <text:p>278878</text:p>
          </table:table-cell>
          <table:table-cell office:value-type="float" office:value="289379" calcext:value-type="float">
            <text:p>289379</text:p>
          </table:table-cell>
          <table:table-cell office:value-type="float" office:value="26988412" calcext:value-type="float">
            <text:p>26988412</text:p>
          </table:table-cell>
          <table:table-cell office:value-type="float" office:value="26949982" calcext:value-type="float">
            <text:p>26949982</text:p>
          </table:table-cell>
          <table:table-cell office:value-type="float" office:value="27022109" calcext:value-type="float">
            <text:p>27022109</text:p>
          </table:table-cell>
          <table:table-cell office:value-type="float" office:value="14669172" calcext:value-type="float">
            <text:p>14669172</text:p>
          </table:table-cell>
          <table:table-cell office:value-type="float" office:value="14667851" calcext:value-type="float">
            <text:p>14667851</text:p>
          </table:table-cell>
          <table:table-cell office:value-type="float" office:value="14671551" calcext:value-type="float">
            <text:p>146715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96606" calcext:value-type="float">
            <text:p>196606</text:p>
          </table:table-cell>
          <table:table-cell office:value-type="float" office:value="192527" calcext:value-type="float">
            <text:p>192527</text:p>
          </table:table-cell>
          <table:table-cell office:value-type="float" office:value="202690" calcext:value-type="float">
            <text:p>202690</text:p>
          </table:table-cell>
          <table:table-cell office:value-type="float" office:value="26038462" calcext:value-type="float">
            <text:p>26038462</text:p>
          </table:table-cell>
          <table:table-cell office:value-type="float" office:value="26036450" calcext:value-type="float">
            <text:p>26036450</text:p>
          </table:table-cell>
          <table:table-cell office:value-type="float" office:value="26046319" calcext:value-type="float">
            <text:p>26046319</text:p>
          </table:table-cell>
          <table:table-cell office:value-type="float" office:value="15931333" calcext:value-type="float">
            <text:p>15931333</text:p>
          </table:table-cell>
          <table:table-cell office:value-type="float" office:value="15930314" calcext:value-type="float">
            <text:p>15930314</text:p>
          </table:table-cell>
          <table:table-cell office:value-type="float" office:value="15932965" calcext:value-type="float">
            <text:p>15932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83223" calcext:value-type="float">
            <text:p>283223</text:p>
          </table:table-cell>
          <table:table-cell office:value-type="float" office:value="278936" calcext:value-type="float">
            <text:p>278936</text:p>
          </table:table-cell>
          <table:table-cell office:value-type="float" office:value="289414" calcext:value-type="float">
            <text:p>289414</text:p>
          </table:table-cell>
          <table:table-cell office:value-type="float" office:value="12143448" calcext:value-type="float">
            <text:p>12143448</text:p>
          </table:table-cell>
          <table:table-cell office:value-type="float" office:value="12141485" calcext:value-type="float">
            <text:p>12141485</text:p>
          </table:table-cell>
          <table:table-cell office:value-type="float" office:value="12152939" calcext:value-type="float">
            <text:p>12152939</text:p>
          </table:table-cell>
          <table:table-cell office:value-type="float" office:value="6659165" calcext:value-type="float">
            <text:p>6659165</text:p>
          </table:table-cell>
          <table:table-cell office:value-type="float" office:value="6658214" calcext:value-type="float">
            <text:p>6658214</text:p>
          </table:table-cell>
          <table:table-cell office:value-type="float" office:value="6659748" calcext:value-type="float">
            <text:p>66597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96637" calcext:value-type="float">
            <text:p>196637</text:p>
          </table:table-cell>
          <table:table-cell office:value-type="float" office:value="192575" calcext:value-type="float">
            <text:p>192575</text:p>
          </table:table-cell>
          <table:table-cell office:value-type="float" office:value="202634" calcext:value-type="float">
            <text:p>202634</text:p>
          </table:table-cell>
          <table:table-cell office:value-type="float" office:value="12417006" calcext:value-type="float">
            <text:p>12417006</text:p>
          </table:table-cell>
          <table:table-cell office:value-type="float" office:value="12414978" calcext:value-type="float">
            <text:p>12414978</text:p>
          </table:table-cell>
          <table:table-cell office:value-type="float" office:value="12426241" calcext:value-type="float">
            <text:p>12426241</text:p>
          </table:table-cell>
          <table:table-cell office:value-type="float" office:value="7770754" calcext:value-type="float">
            <text:p>7770754</text:p>
          </table:table-cell>
          <table:table-cell office:value-type="float" office:value="7769490" calcext:value-type="float">
            <text:p>7769490</text:p>
          </table:table-cell>
          <table:table-cell office:value-type="float" office:value="7772445" calcext:value-type="float">
            <text:p>7772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83127" calcext:value-type="float">
            <text:p>283127</text:p>
          </table:table-cell>
          <table:table-cell office:value-type="float" office:value="278889" calcext:value-type="float">
            <text:p>278889</text:p>
          </table:table-cell>
          <table:table-cell office:value-type="float" office:value="289053" calcext:value-type="float">
            <text:p>289053</text:p>
          </table:table-cell>
          <table:table-cell office:value-type="float" office:value="53332435" calcext:value-type="float">
            <text:p>53332435</text:p>
          </table:table-cell>
          <table:table-cell office:value-type="float" office:value="53251247" calcext:value-type="float">
            <text:p>53251247</text:p>
          </table:table-cell>
          <table:table-cell office:value-type="float" office:value="53420920" calcext:value-type="float">
            <text:p>53420920</text:p>
          </table:table-cell>
          <table:table-cell office:value-type="float" office:value="29598630" calcext:value-type="float">
            <text:p>29598630</text:p>
          </table:table-cell>
          <table:table-cell office:value-type="float" office:value="29595943" calcext:value-type="float">
            <text:p>29595943</text:p>
          </table:table-cell>
          <table:table-cell office:value-type="float" office:value="29601111" calcext:value-type="float">
            <text:p>29601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196599" calcext:value-type="float">
            <text:p>196599</text:p>
          </table:table-cell>
          <table:table-cell office:value-type="float" office:value="192535" calcext:value-type="float">
            <text:p>192535</text:p>
          </table:table-cell>
          <table:table-cell office:value-type="float" office:value="202558" calcext:value-type="float">
            <text:p>202558</text:p>
          </table:table-cell>
          <table:table-cell office:value-type="float" office:value="51828623" calcext:value-type="float">
            <text:p>51828623</text:p>
          </table:table-cell>
          <table:table-cell office:value-type="float" office:value="51826429" calcext:value-type="float">
            <text:p>51826429</text:p>
          </table:table-cell>
          <table:table-cell office:value-type="float" office:value="51835628" calcext:value-type="float">
            <text:p>51835628</text:p>
          </table:table-cell>
          <table:table-cell office:value-type="float" office:value="31857047" calcext:value-type="float">
            <text:p>31857047</text:p>
          </table:table-cell>
          <table:table-cell office:value-type="float" office:value="31855150" calcext:value-type="float">
            <text:p>31855150</text:p>
          </table:table-cell>
          <table:table-cell office:value-type="float" office:value="31859441" calcext:value-type="float">
            <text:p>318594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08373" calcext:value-type="float">
            <text:p>608373</text:p>
          </table:table-cell>
          <table:table-cell office:value-type="float" office:value="604074" calcext:value-type="float">
            <text:p>604074</text:p>
          </table:table-cell>
          <table:table-cell office:value-type="float" office:value="614525" calcext:value-type="float">
            <text:p>614525</text:p>
          </table:table-cell>
          <table:table-cell office:value-type="float" office:value="38805576" calcext:value-type="float">
            <text:p>38805576</text:p>
          </table:table-cell>
          <table:table-cell office:value-type="float" office:value="38743469" calcext:value-type="float">
            <text:p>38743469</text:p>
          </table:table-cell>
          <table:table-cell office:value-type="float" office:value="38854800" calcext:value-type="float">
            <text:p>38854800</text:p>
          </table:table-cell>
          <table:table-cell office:value-type="float" office:value="22095184" calcext:value-type="float">
            <text:p>22095184</text:p>
          </table:table-cell>
          <table:table-cell office:value-type="float" office:value="22093366" calcext:value-type="float">
            <text:p>22093366</text:p>
          </table:table-cell>
          <table:table-cell office:value-type="float" office:value="22097486" calcext:value-type="float">
            <text:p>220974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17451" calcext:value-type="float">
            <text:p>417451</text:p>
          </table:table-cell>
          <table:table-cell office:value-type="float" office:value="413341" calcext:value-type="float">
            <text:p>413341</text:p>
          </table:table-cell>
          <table:table-cell office:value-type="float" office:value="423507" calcext:value-type="float">
            <text:p>423507</text:p>
          </table:table-cell>
          <table:table-cell office:value-type="float" office:value="40330421" calcext:value-type="float">
            <text:p>40330421</text:p>
          </table:table-cell>
          <table:table-cell office:value-type="float" office:value="40321910" calcext:value-type="float">
            <text:p>40321910</text:p>
          </table:table-cell>
          <table:table-cell office:value-type="float" office:value="40337390" calcext:value-type="float">
            <text:p>40337390</text:p>
          </table:table-cell>
          <table:table-cell office:value-type="float" office:value="25540174" calcext:value-type="float">
            <text:p>25540174</text:p>
          </table:table-cell>
          <table:table-cell office:value-type="float" office:value="25536522" calcext:value-type="float">
            <text:p>25536522</text:p>
          </table:table-cell>
          <table:table-cell office:value-type="float" office:value="25542384" calcext:value-type="float">
            <text:p>25542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08416" calcext:value-type="float">
            <text:p>608416</text:p>
          </table:table-cell>
          <table:table-cell office:value-type="float" office:value="604177" calcext:value-type="float">
            <text:p>604177</text:p>
          </table:table-cell>
          <table:table-cell office:value-type="float" office:value="614371" calcext:value-type="float">
            <text:p>614371</text:p>
          </table:table-cell>
          <table:table-cell office:value-type="float" office:value="27426431" calcext:value-type="float">
            <text:p>27426431</text:p>
          </table:table-cell>
          <table:table-cell office:value-type="float" office:value="27421332" calcext:value-type="float">
            <text:p>27421332</text:p>
          </table:table-cell>
          <table:table-cell office:value-type="float" office:value="27431580" calcext:value-type="float">
            <text:p>27431580</text:p>
          </table:table-cell>
          <table:table-cell office:value-type="float" office:value="16045558" calcext:value-type="float">
            <text:p>16045558</text:p>
          </table:table-cell>
          <table:table-cell office:value-type="float" office:value="16043594" calcext:value-type="float">
            <text:p>16043594</text:p>
          </table:table-cell>
          <table:table-cell office:value-type="float" office:value="16047059" calcext:value-type="float">
            <text:p>160470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17483" calcext:value-type="float">
            <text:p>417483</text:p>
          </table:table-cell>
          <table:table-cell office:value-type="float" office:value="413297" calcext:value-type="float">
            <text:p>413297</text:p>
          </table:table-cell>
          <table:table-cell office:value-type="float" office:value="423516" calcext:value-type="float">
            <text:p>423516</text:p>
          </table:table-cell>
          <table:table-cell office:value-type="float" office:value="29894607" calcext:value-type="float">
            <text:p>29894607</text:p>
          </table:table-cell>
          <table:table-cell office:value-type="float" office:value="29888629" calcext:value-type="float">
            <text:p>29888629</text:p>
          </table:table-cell>
          <table:table-cell office:value-type="float" office:value="29900250" calcext:value-type="float">
            <text:p>29900250</text:p>
          </table:table-cell>
          <table:table-cell office:value-type="float" office:value="19490890" calcext:value-type="float">
            <text:p>19490890</text:p>
          </table:table-cell>
          <table:table-cell office:value-type="float" office:value="19489648" calcext:value-type="float">
            <text:p>19489648</text:p>
          </table:table-cell>
          <table:table-cell office:value-type="float" office:value="19491713" calcext:value-type="float">
            <text:p>194917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08423" calcext:value-type="float">
            <text:p>608423</text:p>
          </table:table-cell>
          <table:table-cell office:value-type="float" office:value="603941" calcext:value-type="float">
            <text:p>603941</text:p>
          </table:table-cell>
          <table:table-cell office:value-type="float" office:value="614553" calcext:value-type="float">
            <text:p>614553</text:p>
          </table:table-cell>
          <table:table-cell office:value-type="float" office:value="72778947" calcext:value-type="float">
            <text:p>72778947</text:p>
          </table:table-cell>
          <table:table-cell office:value-type="float" office:value="72685877" calcext:value-type="float">
            <text:p>72685877</text:p>
          </table:table-cell>
          <table:table-cell office:value-type="float" office:value="72938201" calcext:value-type="float">
            <text:p>72938201</text:p>
          </table:table-cell>
          <table:table-cell office:value-type="float" office:value="43309424" calcext:value-type="float">
            <text:p>43309424</text:p>
          </table:table-cell>
          <table:table-cell office:value-type="float" office:value="43306241" calcext:value-type="float">
            <text:p>43306241</text:p>
          </table:table-cell>
          <table:table-cell office:value-type="float" office:value="43311317" calcext:value-type="float">
            <text:p>43311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17467" calcext:value-type="float">
            <text:p>417467</text:p>
          </table:table-cell>
          <table:table-cell office:value-type="float" office:value="413243" calcext:value-type="float">
            <text:p>413243</text:p>
          </table:table-cell>
          <table:table-cell office:value-type="float" office:value="423497" calcext:value-type="float">
            <text:p>423497</text:p>
          </table:table-cell>
          <table:table-cell office:value-type="float" office:value="75748838" calcext:value-type="float">
            <text:p>75748838</text:p>
          </table:table-cell>
          <table:table-cell office:value-type="float" office:value="75743540" calcext:value-type="float">
            <text:p>75743540</text:p>
          </table:table-cell>
          <table:table-cell office:value-type="float" office:value="75755795" calcext:value-type="float">
            <text:p>75755795</text:p>
          </table:table-cell>
          <table:table-cell office:value-type="float" office:value="48560207" calcext:value-type="float">
            <text:p>48560207</text:p>
          </table:table-cell>
          <table:table-cell office:value-type="float" office:value="48557898" calcext:value-type="float">
            <text:p>48557898</text:p>
          </table:table-cell>
          <table:table-cell office:value-type="float" office:value="48562313" calcext:value-type="float">
            <text:p>48562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045818" calcext:value-type="float">
            <text:p>1045818</text:p>
          </table:table-cell>
          <table:table-cell office:value-type="float" office:value="1041591" calcext:value-type="float">
            <text:p>1041591</text:p>
          </table:table-cell>
          <table:table-cell office:value-type="float" office:value="1052148" calcext:value-type="float">
            <text:p>1052148</text:p>
          </table:table-cell>
          <table:table-cell office:value-type="float" office:value="66442839" calcext:value-type="float">
            <text:p>66442839</text:p>
          </table:table-cell>
          <table:table-cell office:value-type="float" office:value="66360985" calcext:value-type="float">
            <text:p>66360985</text:p>
          </table:table-cell>
          <table:table-cell office:value-type="float" office:value="66583102" calcext:value-type="float">
            <text:p>66583102</text:p>
          </table:table-cell>
          <table:table-cell office:value-type="float" office:value="38070057" calcext:value-type="float">
            <text:p>38070057</text:p>
          </table:table-cell>
          <table:table-cell office:value-type="float" office:value="38066559" calcext:value-type="float">
            <text:p>38066559</text:p>
          </table:table-cell>
          <table:table-cell office:value-type="float" office:value="38073386" calcext:value-type="float">
            <text:p>380733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10456" calcext:value-type="float">
            <text:p>710456</text:p>
          </table:table-cell>
          <table:table-cell office:value-type="float" office:value="706326" calcext:value-type="float">
            <text:p>706326</text:p>
          </table:table-cell>
          <table:table-cell office:value-type="float" office:value="716647" calcext:value-type="float">
            <text:p>716647</text:p>
          </table:table-cell>
          <table:table-cell office:value-type="float" office:value="73740760" calcext:value-type="float">
            <text:p>73740760</text:p>
          </table:table-cell>
          <table:table-cell office:value-type="float" office:value="73733470" calcext:value-type="float">
            <text:p>73733470</text:p>
          </table:table-cell>
          <table:table-cell office:value-type="float" office:value="73745613" calcext:value-type="float">
            <text:p>73745613</text:p>
          </table:table-cell>
          <table:table-cell office:value-type="float" office:value="45889272" calcext:value-type="float">
            <text:p>45889272</text:p>
          </table:table-cell>
          <table:table-cell office:value-type="float" office:value="45885720" calcext:value-type="float">
            <text:p>45885720</text:p>
          </table:table-cell>
          <table:table-cell office:value-type="float" office:value="45891838" calcext:value-type="float">
            <text:p>45891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045805" calcext:value-type="float">
            <text:p>1045805</text:p>
          </table:table-cell>
          <table:table-cell office:value-type="float" office:value="1041465" calcext:value-type="float">
            <text:p>1041465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49773429" calcext:value-type="float">
            <text:p>49773429</text:p>
          </table:table-cell>
          <table:table-cell office:value-type="float" office:value="49763917" calcext:value-type="float">
            <text:p>49763917</text:p>
          </table:table-cell>
          <table:table-cell office:value-type="float" office:value="49776116" calcext:value-type="float">
            <text:p>49776116</text:p>
          </table:table-cell>
          <table:table-cell office:value-type="float" office:value="29824452" calcext:value-type="float">
            <text:p>29824452</text:p>
          </table:table-cell>
          <table:table-cell office:value-type="float" office:value="29822514" calcext:value-type="float">
            <text:p>29822514</text:p>
          </table:table-cell>
          <table:table-cell office:value-type="float" office:value="29827669" calcext:value-type="float">
            <text:p>298276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10453" calcext:value-type="float">
            <text:p>710453</text:p>
          </table:table-cell>
          <table:table-cell office:value-type="float" office:value="706265" calcext:value-type="float">
            <text:p>706265</text:p>
          </table:table-cell>
          <table:table-cell office:value-type="float" office:value="716498" calcext:value-type="float">
            <text:p>716498</text:p>
          </table:table-cell>
          <table:table-cell office:value-type="float" office:value="57668500" calcext:value-type="float">
            <text:p>57668500</text:p>
          </table:table-cell>
          <table:table-cell office:value-type="float" office:value="57659938" calcext:value-type="float">
            <text:p>57659938</text:p>
          </table:table-cell>
          <table:table-cell office:value-type="float" office:value="57671733" calcext:value-type="float">
            <text:p>57671733</text:p>
          </table:table-cell>
          <table:table-cell office:value-type="float" office:value="38193656" calcext:value-type="float">
            <text:p>38193656</text:p>
          </table:table-cell>
          <table:table-cell office:value-type="float" office:value="38192319" calcext:value-type="float">
            <text:p>38192319</text:p>
          </table:table-cell>
          <table:table-cell office:value-type="float" office:value="38195609" calcext:value-type="float">
            <text:p>381956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045877" calcext:value-type="float">
            <text:p>1045877</text:p>
          </table:table-cell>
          <table:table-cell office:value-type="float" office:value="1041588" calcext:value-type="float">
            <text:p>1041588</text:p>
          </table:table-cell>
          <table:table-cell office:value-type="float" office:value="1052482" calcext:value-type="float">
            <text:p>1052482</text:p>
          </table:table-cell>
          <table:table-cell office:value-type="float" office:value="117475615" calcext:value-type="float">
            <text:p>117475615</text:p>
          </table:table-cell>
          <table:table-cell office:value-type="float" office:value="117340492" calcext:value-type="float">
            <text:p>117340492</text:p>
          </table:table-cell>
          <table:table-cell office:value-type="float" office:value="117572728" calcext:value-type="float">
            <text:p>117572728</text:p>
          </table:table-cell>
          <table:table-cell office:value-type="float" office:value="68525183" calcext:value-type="float">
            <text:p>68525183</text:p>
          </table:table-cell>
          <table:table-cell office:value-type="float" office:value="68520654" calcext:value-type="float">
            <text:p>68520654</text:p>
          </table:table-cell>
          <table:table-cell office:value-type="float" office:value="68527841" calcext:value-type="float">
            <text:p>685278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36.888cm" svg:height="20.749cm" svg:x="20.395cm" svg:y="0.766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4"/>
        <table:table-column table:style-name="co16" table:number-columns-repeated="2" table:default-cell-style-name="ce9"/>
        <table:table-column table:style-name="co17" table:default-cell-style-name="ce21"/>
        <table:table-column table:style-name="co16" table:default-cell-style-name="ce21"/>
        <table:table-column table:style-name="co16" table:default-cell-style-name="ce32"/>
        <table:table-row table:style-name="ro1">
          <table:table-cell table:style-name="ce1" office:value-type="string" calcext:value-type="string">
            <text:p>Sum - Key Generation [cycles] (mean)</text:p>
          </table:table-cell>
          <table:table-cell table:style-name="ce7"/>
          <table:table-cell table:style-name="ce13"/>
          <table:table-cell table:style-name="ce15" office:value-type="string" calcext:value-type="string">
            <text:p>Implementation</text:p>
          </table:table-cell>
          <table:table-cell table:style-name="ce24"/>
          <table:table-cell table:style-name="ce30"/>
        </table:table-row>
        <table:table-row table:style-name="ro1">
          <table:table-cell table:style-name="ce2" office:value-type="string" calcext:value-type="string">
            <text:p>Problem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Variant</text:p>
          </table:table-cell>
          <table:table-cell table:style-name="ce16" office:value-type="string" calcext:value-type="string">
            <text:p>light</text:p>
          </table:table-cell>
          <table:table-cell table:style-name="ce25" office:value-type="string" calcext:value-type="string">
            <text:p>ref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533032" calcext:value-type="float">
            <text:p>533032</text:p>
          </table:table-cell>
          <table:table-cell table:style-name="ce26" office:value-type="float" office:value="400650" calcext:value-type="float">
            <text:p>400650</text:p>
          </table:table-cell>
          <table:table-cell office:value-type="float" office:value="933682" calcext:value-type="float">
            <text:p>933682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532940" calcext:value-type="float">
            <text:p>532940</text:p>
          </table:table-cell>
          <table:table-cell table:style-name="ce27" office:value-type="float" office:value="400623" calcext:value-type="float">
            <text:p>400623</text:p>
          </table:table-cell>
          <table:table-cell table:style-name="ce33" office:value-type="float" office:value="933563" calcext:value-type="float">
            <text:p>93356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532918" calcext:value-type="float">
            <text:p>532918</text:p>
          </table:table-cell>
          <table:table-cell table:style-name="ce28" office:value-type="float" office:value="400624" calcext:value-type="float">
            <text:p>400624</text:p>
          </table:table-cell>
          <table:table-cell table:style-name="ce34" office:value-type="float" office:value="933542" calcext:value-type="float">
            <text:p>93354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215684" calcext:value-type="float">
            <text:p>1215684</text:p>
          </table:table-cell>
          <table:table-cell table:style-name="ce20" office:value-type="float" office:value="964686" calcext:value-type="float">
            <text:p>964686</text:p>
          </table:table-cell>
          <table:table-cell office:value-type="float" office:value="2180370" calcext:value-type="float">
            <text:p>2180370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1215877" calcext:value-type="float">
            <text:p>1215877</text:p>
          </table:table-cell>
          <table:table-cell office:value-type="float" office:value="964827" calcext:value-type="float">
            <text:p>964827</text:p>
          </table:table-cell>
          <table:table-cell table:style-name="ce33" office:value-type="float" office:value="2180704" calcext:value-type="float">
            <text:p>2180704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22" office:value-type="float" office:value="1216091" calcext:value-type="float">
            <text:p>121609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216091" calcext:value-type="float">
            <text:p>12160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2170944" calcext:value-type="float">
            <text:p>2170944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170944" calcext:value-type="float">
            <text:p>217094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2170501" calcext:value-type="float">
            <text:p>2170501</text:p>
          </table:table-cell>
          <table:table-cell table:style-name="ce27" office:value-type="float" office:value="1672453" calcext:value-type="float">
            <text:p>1672453</text:p>
          </table:table-cell>
          <table:table-cell table:style-name="ce33" office:value-type="float" office:value="3842954" calcext:value-type="float">
            <text:p>3842954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2170472" calcext:value-type="float">
            <text:p>2170472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2170472" calcext:value-type="float">
            <text:p>2170472</text:p>
          </table:table-cell>
        </table:table-row>
        <table:table-row table:style-name="ro1">
          <table:table-cell table:style-name="ce3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283126" calcext:value-type="float">
            <text:p>283126</text:p>
          </table:table-cell>
          <table:table-cell table:style-name="ce20" office:value-type="float" office:value="196606" calcext:value-type="float">
            <text:p>196606</text:p>
          </table:table-cell>
          <table:table-cell office:value-type="float" office:value="479732" calcext:value-type="float">
            <text:p>479732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283223" calcext:value-type="float">
            <text:p>283223</text:p>
          </table:table-cell>
          <table:table-cell office:value-type="float" office:value="196637" calcext:value-type="float">
            <text:p>196637</text:p>
          </table:table-cell>
          <table:table-cell table:style-name="ce33" office:value-type="float" office:value="479860" calcext:value-type="float">
            <text:p>47986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office:value-type="float" office:value="283127" calcext:value-type="float">
            <text:p>283127</text:p>
          </table:table-cell>
          <table:table-cell office:value-type="float" office:value="196599" calcext:value-type="float">
            <text:p>196599</text:p>
          </table:table-cell>
          <table:table-cell table:style-name="ce34" office:value-type="float" office:value="479726" calcext:value-type="float">
            <text:p>4797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608373" calcext:value-type="float">
            <text:p>608373</text:p>
          </table:table-cell>
          <table:table-cell table:style-name="ce26" office:value-type="float" office:value="417451" calcext:value-type="float">
            <text:p>417451</text:p>
          </table:table-cell>
          <table:table-cell office:value-type="float" office:value="1025824" calcext:value-type="float">
            <text:p>102582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608416" calcext:value-type="float">
            <text:p>608416</text:p>
          </table:table-cell>
          <table:table-cell table:style-name="ce27" office:value-type="float" office:value="417483" calcext:value-type="float">
            <text:p>417483</text:p>
          </table:table-cell>
          <table:table-cell table:style-name="ce33" office:value-type="float" office:value="1025899" calcext:value-type="float">
            <text:p>1025899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608423" calcext:value-type="float">
            <text:p>608423</text:p>
          </table:table-cell>
          <table:table-cell table:style-name="ce28" office:value-type="float" office:value="417467" calcext:value-type="float">
            <text:p>417467</text:p>
          </table:table-cell>
          <table:table-cell table:style-name="ce34" office:value-type="float" office:value="1025890" calcext:value-type="float">
            <text:p>102589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045818" calcext:value-type="float">
            <text:p>1045818</text:p>
          </table:table-cell>
          <table:table-cell table:style-name="ce20" office:value-type="float" office:value="710456" calcext:value-type="float">
            <text:p>710456</text:p>
          </table:table-cell>
          <table:table-cell office:value-type="float" office:value="1756274" calcext:value-type="float">
            <text:p>175627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1045805" calcext:value-type="float">
            <text:p>1045805</text:p>
          </table:table-cell>
          <table:table-cell office:value-type="float" office:value="710453" calcext:value-type="float">
            <text:p>710453</text:p>
          </table:table-cell>
          <table:table-cell table:style-name="ce33" office:value-type="float" office:value="1756258" calcext:value-type="float">
            <text:p>175625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mall</text:p>
          </table:table-cell>
          <table:table-cell table:style-name="ce22" office:value-type="float" office:value="1045877" calcext:value-type="float">
            <text:p>1045877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045877" calcext:value-type="float">
            <text:p>1045877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4"/>
          <table:table-cell table:style-name="ce23" office:value-type="float" office:value="17570647" calcext:value-type="float">
            <text:p>17570647</text:p>
          </table:table-cell>
          <table:table-cell table:style-name="ce29" office:value-type="float" office:value="8067015" calcext:value-type="float">
            <text:p>8067015</text:p>
          </table:table-cell>
          <table:table-cell table:style-name="ce35" office:value-type="float" office:value="25637662" calcext:value-type="float">
            <text:p>25637662</text:p>
          </table:table-cell>
        </table:table-row>
      </table:table>
      <table:table table:name="Signing" table:style-name="ta1">
        <table:shapes>
          <draw:frame draw:z-index="0" draw:style-name="gr1" draw:text-style-name="P1" svg:width="36.381cm" svg:height="20.463cm" svg:x="19.899cm" svg:y="0.977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4"/>
        <table:table-column table:style-name="co16" table:number-columns-repeated="2" table:default-cell-style-name="ce9"/>
        <table:table-column table:style-name="co18" table:default-cell-style-name="ce21"/>
        <table:table-column table:style-name="co16" table:default-cell-style-name="ce21"/>
        <table:table-column table:style-name="co16" table:default-cell-style-name="ce32"/>
        <table:table-row table:style-name="ro1">
          <table:table-cell table:style-name="ce1" office:value-type="string" calcext:value-type="string">
            <text:p>Sum - Sign [cycles] (mean)</text:p>
          </table:table-cell>
          <table:table-cell table:style-name="ce7"/>
          <table:table-cell table:style-name="ce13"/>
          <table:table-cell table:style-name="ce15" office:value-type="string" calcext:value-type="string">
            <text:p>Implementation</text:p>
          </table:table-cell>
          <table:table-cell table:style-name="ce24"/>
          <table:table-cell table:style-name="ce30"/>
        </table:table-row>
        <table:table-row table:style-name="ro1">
          <table:table-cell table:style-name="ce2" office:value-type="string" calcext:value-type="string">
            <text:p>Problem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Variant</text:p>
          </table:table-cell>
          <table:table-cell table:style-name="ce16" office:value-type="string" calcext:value-type="string">
            <text:p>light</text:p>
          </table:table-cell>
          <table:table-cell table:style-name="ce25" office:value-type="string" calcext:value-type="string">
            <text:p>ref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34417609" calcext:value-type="float">
            <text:p>34417609</text:p>
          </table:table-cell>
          <table:table-cell table:style-name="ce26" office:value-type="float" office:value="38983168" calcext:value-type="float">
            <text:p>38983168</text:p>
          </table:table-cell>
          <table:table-cell office:value-type="float" office:value="73400777" calcext:value-type="float">
            <text:p>73400777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17484549" calcext:value-type="float">
            <text:p>17484549</text:p>
          </table:table-cell>
          <table:table-cell table:style-name="ce27" office:value-type="float" office:value="21223819" calcext:value-type="float">
            <text:p>21223819</text:p>
          </table:table-cell>
          <table:table-cell table:style-name="ce33" office:value-type="float" office:value="38708368" calcext:value-type="float">
            <text:p>3870836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68786610" calcext:value-type="float">
            <text:p>68786610</text:p>
          </table:table-cell>
          <table:table-cell table:style-name="ce28" office:value-type="float" office:value="76715899" calcext:value-type="float">
            <text:p>76715899</text:p>
          </table:table-cell>
          <table:table-cell table:style-name="ce34" office:value-type="float" office:value="145502509" calcext:value-type="float">
            <text:p>1455025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76152263" calcext:value-type="float">
            <text:p>76152263</text:p>
          </table:table-cell>
          <table:table-cell table:style-name="ce20" office:value-type="float" office:value="92882590" calcext:value-type="float">
            <text:p>92882590</text:p>
          </table:table-cell>
          <table:table-cell office:value-type="float" office:value="169034853" calcext:value-type="float">
            <text:p>169034853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42369779" calcext:value-type="float">
            <text:p>42369779</text:p>
          </table:table-cell>
          <table:table-cell office:value-type="float" office:value="53999005" calcext:value-type="float">
            <text:p>53999005</text:p>
          </table:table-cell>
          <table:table-cell table:style-name="ce33" office:value-type="float" office:value="96368784" calcext:value-type="float">
            <text:p>96368784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22" office:value-type="float" office:value="113756785" calcext:value-type="float">
            <text:p>113756785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13756785" calcext:value-type="float">
            <text:p>1137567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131103569" calcext:value-type="float">
            <text:p>131103569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131103569" calcext:value-type="float">
            <text:p>131103569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76255880" calcext:value-type="float">
            <text:p>76255880</text:p>
          </table:table-cell>
          <table:table-cell table:style-name="ce27" office:value-type="float" office:value="108904803" calcext:value-type="float">
            <text:p>108904803</text:p>
          </table:table-cell>
          <table:table-cell table:style-name="ce33" office:value-type="float" office:value="185160683" calcext:value-type="float">
            <text:p>185160683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199677947" calcext:value-type="float">
            <text:p>199677947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199677947" calcext:value-type="float">
            <text:p>199677947</text:p>
          </table:table-cell>
        </table:table-row>
        <table:table-row table:style-name="ro1">
          <table:table-cell table:style-name="ce3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26988412" calcext:value-type="float">
            <text:p>26988412</text:p>
          </table:table-cell>
          <table:table-cell table:style-name="ce20" office:value-type="float" office:value="26038462" calcext:value-type="float">
            <text:p>26038462</text:p>
          </table:table-cell>
          <table:table-cell office:value-type="float" office:value="53026874" calcext:value-type="float">
            <text:p>5302687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12143448" calcext:value-type="float">
            <text:p>12143448</text:p>
          </table:table-cell>
          <table:table-cell office:value-type="float" office:value="12417006" calcext:value-type="float">
            <text:p>12417006</text:p>
          </table:table-cell>
          <table:table-cell table:style-name="ce33" office:value-type="float" office:value="24560454" calcext:value-type="float">
            <text:p>24560454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office:value-type="float" office:value="53332435" calcext:value-type="float">
            <text:p>53332435</text:p>
          </table:table-cell>
          <table:table-cell office:value-type="float" office:value="51828623" calcext:value-type="float">
            <text:p>51828623</text:p>
          </table:table-cell>
          <table:table-cell table:style-name="ce34" office:value-type="float" office:value="105161058" calcext:value-type="float">
            <text:p>1051610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38805576" calcext:value-type="float">
            <text:p>38805576</text:p>
          </table:table-cell>
          <table:table-cell table:style-name="ce26" office:value-type="float" office:value="40330421" calcext:value-type="float">
            <text:p>40330421</text:p>
          </table:table-cell>
          <table:table-cell office:value-type="float" office:value="79135997" calcext:value-type="float">
            <text:p>79135997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27426431" calcext:value-type="float">
            <text:p>27426431</text:p>
          </table:table-cell>
          <table:table-cell table:style-name="ce27" office:value-type="float" office:value="29894607" calcext:value-type="float">
            <text:p>29894607</text:p>
          </table:table-cell>
          <table:table-cell table:style-name="ce33" office:value-type="float" office:value="57321038" calcext:value-type="float">
            <text:p>5732103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72778947" calcext:value-type="float">
            <text:p>72778947</text:p>
          </table:table-cell>
          <table:table-cell table:style-name="ce28" office:value-type="float" office:value="75748838" calcext:value-type="float">
            <text:p>75748838</text:p>
          </table:table-cell>
          <table:table-cell table:style-name="ce34" office:value-type="float" office:value="148527785" calcext:value-type="float">
            <text:p>1485277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66442839" calcext:value-type="float">
            <text:p>66442839</text:p>
          </table:table-cell>
          <table:table-cell table:style-name="ce20" office:value-type="float" office:value="73740760" calcext:value-type="float">
            <text:p>73740760</text:p>
          </table:table-cell>
          <table:table-cell office:value-type="float" office:value="140183599" calcext:value-type="float">
            <text:p>140183599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49773429" calcext:value-type="float">
            <text:p>49773429</text:p>
          </table:table-cell>
          <table:table-cell office:value-type="float" office:value="57668500" calcext:value-type="float">
            <text:p>57668500</text:p>
          </table:table-cell>
          <table:table-cell table:style-name="ce33" office:value-type="float" office:value="107441929" calcext:value-type="float">
            <text:p>107441929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mall</text:p>
          </table:table-cell>
          <table:table-cell table:style-name="ce22" office:value-type="float" office:value="117475615" calcext:value-type="float">
            <text:p>117475615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17475615" calcext:value-type="float">
            <text:p>117475615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4"/>
          <table:table-cell table:style-name="ce23" office:value-type="float" office:value="1225172123" calcext:value-type="float">
            <text:p>1225172123</text:p>
          </table:table-cell>
          <table:table-cell table:style-name="ce29" office:value-type="float" office:value="760376501" calcext:value-type="float">
            <text:p>760376501</text:p>
          </table:table-cell>
          <table:table-cell table:style-name="ce35" office:value-type="float" office:value="1985548624" calcext:value-type="float">
            <text:p>1985548624</text:p>
          </table:table-cell>
        </table:table-row>
      </table:table>
      <table:table table:name="Verify" table:style-name="ta1">
        <table:shapes>
          <draw:frame draw:z-index="0" draw:style-name="gr1" draw:text-style-name="P1" svg:width="34.675cm" svg:height="19.504cm" svg:x="19.237cm" svg:y="0.606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"/>
        <table:table-column table:style-name="co16" table:number-columns-repeated="2" table:default-cell-style-name="ce9"/>
        <table:table-column table:style-name="co19" table:default-cell-style-name="ce21"/>
        <table:table-column table:style-name="co16" table:default-cell-style-name="ce21"/>
        <table:table-column table:style-name="co16" table:default-cell-style-name="ce32"/>
        <table:table-row table:style-name="ro1">
          <table:table-cell table:style-name="ce1" office:value-type="string" calcext:value-type="string">
            <text:p>Sum - Verify [cycles] (mean)</text:p>
          </table:table-cell>
          <table:table-cell table:style-name="ce7"/>
          <table:table-cell table:style-name="ce13"/>
          <table:table-cell table:style-name="ce15" office:value-type="string" calcext:value-type="string">
            <text:p>Implementation</text:p>
          </table:table-cell>
          <table:table-cell table:style-name="ce24"/>
          <table:table-cell table:style-name="ce30"/>
        </table:table-row>
        <table:table-row table:style-name="ro1">
          <table:table-cell table:style-name="ce2" office:value-type="string" calcext:value-type="string">
            <text:p>Problem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Variant</text:p>
          </table:table-cell>
          <table:table-cell table:style-name="ce16" office:value-type="string" calcext:value-type="string">
            <text:p>light</text:p>
          </table:table-cell>
          <table:table-cell table:style-name="ce25" office:value-type="string" calcext:value-type="string">
            <text:p>ref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17563109" calcext:value-type="float">
            <text:p>17563109</text:p>
          </table:table-cell>
          <table:table-cell table:style-name="ce26" office:value-type="float" office:value="18644695" calcext:value-type="float">
            <text:p>18644695</text:p>
          </table:table-cell>
          <table:table-cell office:value-type="float" office:value="36207804" calcext:value-type="float">
            <text:p>3620780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9138019" calcext:value-type="float">
            <text:p>9138019</text:p>
          </table:table-cell>
          <table:table-cell table:style-name="ce27" office:value-type="float" office:value="11766667" calcext:value-type="float">
            <text:p>11766667</text:p>
          </table:table-cell>
          <table:table-cell table:style-name="ce33" office:value-type="float" office:value="20904686" calcext:value-type="float">
            <text:p>2090468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35733280" calcext:value-type="float">
            <text:p>35733280</text:p>
          </table:table-cell>
          <table:table-cell table:style-name="ce28" office:value-type="float" office:value="36498517" calcext:value-type="float">
            <text:p>36498517</text:p>
          </table:table-cell>
          <table:table-cell table:style-name="ce34" office:value-type="float" office:value="72231797" calcext:value-type="float">
            <text:p>722317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37577072" calcext:value-type="float">
            <text:p>37577072</text:p>
          </table:table-cell>
          <table:table-cell table:style-name="ce20" office:value-type="float" office:value="41773187" calcext:value-type="float">
            <text:p>41773187</text:p>
          </table:table-cell>
          <table:table-cell office:value-type="float" office:value="79350259" calcext:value-type="float">
            <text:p>79350259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22836378" calcext:value-type="float">
            <text:p>22836378</text:p>
          </table:table-cell>
          <table:table-cell office:value-type="float" office:value="31198630" calcext:value-type="float">
            <text:p>31198630</text:p>
          </table:table-cell>
          <table:table-cell table:style-name="ce33" office:value-type="float" office:value="54035008" calcext:value-type="float">
            <text:p>5403500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22" office:value-type="float" office:value="55344908" calcext:value-type="float">
            <text:p>55344908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55344908" calcext:value-type="float">
            <text:p>553449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64151126" calcext:value-type="float">
            <text:p>64151126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64151126" calcext:value-type="float">
            <text:p>64151126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41267763" calcext:value-type="float">
            <text:p>41267763</text:p>
          </table:table-cell>
          <table:table-cell table:style-name="ce27" office:value-type="float" office:value="58704832" calcext:value-type="float">
            <text:p>58704832</text:p>
          </table:table-cell>
          <table:table-cell table:style-name="ce33" office:value-type="float" office:value="99972595" calcext:value-type="float">
            <text:p>99972595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101537106" calcext:value-type="float">
            <text:p>101537106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101537106" calcext:value-type="float">
            <text:p>101537106</text:p>
          </table:table-cell>
        </table:table-row>
        <table:table-row table:style-name="ro1">
          <table:table-cell table:style-name="ce3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14669172" calcext:value-type="float">
            <text:p>14669172</text:p>
          </table:table-cell>
          <table:table-cell table:style-name="ce20" office:value-type="float" office:value="15931333" calcext:value-type="float">
            <text:p>15931333</text:p>
          </table:table-cell>
          <table:table-cell office:value-type="float" office:value="30600505" calcext:value-type="float">
            <text:p>30600505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6659165" calcext:value-type="float">
            <text:p>6659165</text:p>
          </table:table-cell>
          <table:table-cell office:value-type="float" office:value="7770754" calcext:value-type="float">
            <text:p>7770754</text:p>
          </table:table-cell>
          <table:table-cell table:style-name="ce33" office:value-type="float" office:value="14429919" calcext:value-type="float">
            <text:p>14429919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office:value-type="float" office:value="29598630" calcext:value-type="float">
            <text:p>29598630</text:p>
          </table:table-cell>
          <table:table-cell office:value-type="float" office:value="31857047" calcext:value-type="float">
            <text:p>31857047</text:p>
          </table:table-cell>
          <table:table-cell table:style-name="ce34" office:value-type="float" office:value="61455677" calcext:value-type="float">
            <text:p>614556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17" office:value-type="float" office:value="22095184" calcext:value-type="float">
            <text:p>22095184</text:p>
          </table:table-cell>
          <table:table-cell table:style-name="ce26" office:value-type="float" office:value="25540174" calcext:value-type="float">
            <text:p>25540174</text:p>
          </table:table-cell>
          <table:table-cell office:value-type="float" office:value="47635358" calcext:value-type="float">
            <text:p>47635358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table:style-name="ce18" office:value-type="float" office:value="16045558" calcext:value-type="float">
            <text:p>16045558</text:p>
          </table:table-cell>
          <table:table-cell table:style-name="ce27" office:value-type="float" office:value="19490890" calcext:value-type="float">
            <text:p>19490890</text:p>
          </table:table-cell>
          <table:table-cell table:style-name="ce33" office:value-type="float" office:value="35536448" calcext:value-type="float">
            <text:p>3553644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mall</text:p>
          </table:table-cell>
          <table:table-cell table:style-name="ce19" office:value-type="float" office:value="43309424" calcext:value-type="float">
            <text:p>43309424</text:p>
          </table:table-cell>
          <table:table-cell table:style-name="ce28" office:value-type="float" office:value="48560207" calcext:value-type="float">
            <text:p>48560207</text:p>
          </table:table-cell>
          <table:table-cell table:style-name="ce34" office:value-type="float" office:value="91869631" calcext:value-type="float">
            <text:p>918696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0" office:value-type="float" office:value="38070057" calcext:value-type="float">
            <text:p>38070057</text:p>
          </table:table-cell>
          <table:table-cell table:style-name="ce20" office:value-type="float" office:value="45889272" calcext:value-type="float">
            <text:p>45889272</text:p>
          </table:table-cell>
          <table:table-cell office:value-type="float" office:value="83959329" calcext:value-type="float">
            <text:p>83959329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fast</text:p>
          </table:table-cell>
          <table:table-cell office:value-type="float" office:value="29824452" calcext:value-type="float">
            <text:p>29824452</text:p>
          </table:table-cell>
          <table:table-cell office:value-type="float" office:value="38193656" calcext:value-type="float">
            <text:p>38193656</text:p>
          </table:table-cell>
          <table:table-cell table:style-name="ce33" office:value-type="float" office:value="68018108" calcext:value-type="float">
            <text:p>6801810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mall</text:p>
          </table:table-cell>
          <table:table-cell table:style-name="ce22" office:value-type="float" office:value="68525183" calcext:value-type="float">
            <text:p>68525183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68525183" calcext:value-type="float">
            <text:p>6852518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4"/>
          <table:table-cell table:style-name="ce23" office:value-type="float" office:value="653945586" calcext:value-type="float">
            <text:p>653945586</text:p>
          </table:table-cell>
          <table:table-cell table:style-name="ce29" office:value-type="float" office:value="431819861" calcext:value-type="float">
            <text:p>431819861</text:p>
          </table:table-cell>
          <table:table-cell table:style-name="ce35" office:value-type="float" office:value="1085765447" calcext:value-type="float">
            <text:p>1085765447</text:p>
          </table:table-cell>
        </table:table-row>
      </table:table>
      <table:named-expressions/>
      <table:data-pilot-tables>
        <table:data-pilot-table table:name="DataPilot2" table:application-data="" table:target-range-address="'Key Generation'.A1:'Key Generation'.F21" table:buttons="'Key Generation'.A2 'Key Generation'.B2 'Key Generation'.C2 'Key Generation'.D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283126" table:display="true" table:show-details="true"/>
                <table:data-pilot-member table:name="283127" table:display="true" table:show-details="true"/>
                <table:data-pilot-member table:name="283223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532918" table:display="true" table:show-details="true"/>
                <table:data-pilot-member table:name="532940" table:display="true" table:show-details="true"/>
                <table:data-pilot-member table:name="533032" table:display="true" table:show-details="true"/>
                <table:data-pilot-member table:name="608373" table:display="true" table:show-details="true"/>
                <table:data-pilot-member table:name="608416" table:display="true" table:show-details="true"/>
                <table:data-pilot-member table:name="608423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045805" table:display="true" table:show-details="true"/>
                <table:data-pilot-member table:name="1045818" table:display="true" table:show-details="true"/>
                <table:data-pilot-member table:name="1045877" table:display="true" table:show-details="true"/>
                <table:data-pilot-member table:name="1215684" table:display="true" table:show-details="true"/>
                <table:data-pilot-member table:name="1215877" table:display="true" table:show-details="true"/>
                <table:data-pilot-member table:name="1216091" table:display="true" table:show-details="true"/>
                <table:data-pilot-member table:name="1672453" table:display="true" table:show-details="true"/>
                <table:data-pilot-member table:name="2170472" table:display="true" table:show-details="true"/>
                <table:data-pilot-member table:name="2170501" table:display="true" table:show-details="true"/>
                <table:data-pilot-member table:name="21709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igning.A1:Signing.F21" table:buttons="Signing.A2 Signing.B2 Signing.C2 Signing.D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143448" table:display="true" table:show-details="true"/>
                <table:data-pilot-member table:name="12417006" table:display="true" table:show-details="true"/>
                <table:data-pilot-member table:name="17484549" table:display="true" table:show-details="true"/>
                <table:data-pilot-member table:name="21223819" table:display="true" table:show-details="true"/>
                <table:data-pilot-member table:name="26038462" table:display="true" table:show-details="true"/>
                <table:data-pilot-member table:name="26988412" table:display="true" table:show-details="true"/>
                <table:data-pilot-member table:name="27426431" table:display="true" table:show-details="true"/>
                <table:data-pilot-member table:name="29894607" table:display="true" table:show-details="true"/>
                <table:data-pilot-member table:name="34417609" table:display="true" table:show-details="true"/>
                <table:data-pilot-member table:name="38805576" table:display="true" table:show-details="true"/>
                <table:data-pilot-member table:name="38983168" table:display="true" table:show-details="true"/>
                <table:data-pilot-member table:name="40330421" table:display="true" table:show-details="true"/>
                <table:data-pilot-member table:name="42369779" table:display="true" table:show-details="true"/>
                <table:data-pilot-member table:name="49773429" table:display="true" table:show-details="true"/>
                <table:data-pilot-member table:name="51828623" table:display="true" table:show-details="true"/>
                <table:data-pilot-member table:name="53332435" table:display="true" table:show-details="true"/>
                <table:data-pilot-member table:name="53999005" table:display="true" table:show-details="true"/>
                <table:data-pilot-member table:name="57668500" table:display="true" table:show-details="true"/>
                <table:data-pilot-member table:name="66442839" table:display="true" table:show-details="true"/>
                <table:data-pilot-member table:name="68786610" table:display="true" table:show-details="true"/>
                <table:data-pilot-member table:name="72778947" table:display="true" table:show-details="true"/>
                <table:data-pilot-member table:name="73740760" table:display="true" table:show-details="true"/>
                <table:data-pilot-member table:name="75748838" table:display="true" table:show-details="true"/>
                <table:data-pilot-member table:name="76152263" table:display="true" table:show-details="true"/>
                <table:data-pilot-member table:name="76255880" table:display="true" table:show-details="true"/>
                <table:data-pilot-member table:name="76715899" table:display="true" table:show-details="true"/>
                <table:data-pilot-member table:name="92882590" table:display="true" table:show-details="true"/>
                <table:data-pilot-member table:name="108904803" table:display="true" table:show-details="true"/>
                <table:data-pilot-member table:name="113756785" table:display="true" table:show-details="true"/>
                <table:data-pilot-member table:name="117475615" table:display="true" table:show-details="true"/>
                <table:data-pilot-member table:name="131103569" table:display="true" table:show-details="true"/>
                <table:data-pilot-member table:name="19967794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F21" table:buttons="Verify.A2 Verify.B2 Verify.C2 Verify.D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659165" table:display="true" table:show-details="true"/>
                <table:data-pilot-member table:name="7770754" table:display="true" table:show-details="true"/>
                <table:data-pilot-member table:name="9138019" table:display="true" table:show-details="true"/>
                <table:data-pilot-member table:name="11766667" table:display="true" table:show-details="true"/>
                <table:data-pilot-member table:name="14669172" table:display="true" table:show-details="true"/>
                <table:data-pilot-member table:name="15931333" table:display="true" table:show-details="true"/>
                <table:data-pilot-member table:name="16045558" table:display="true" table:show-details="true"/>
                <table:data-pilot-member table:name="17563109" table:display="true" table:show-details="true"/>
                <table:data-pilot-member table:name="18644695" table:display="true" table:show-details="true"/>
                <table:data-pilot-member table:name="19490890" table:display="true" table:show-details="true"/>
                <table:data-pilot-member table:name="22095184" table:display="true" table:show-details="true"/>
                <table:data-pilot-member table:name="22836378" table:display="true" table:show-details="true"/>
                <table:data-pilot-member table:name="25540174" table:display="true" table:show-details="true"/>
                <table:data-pilot-member table:name="29598630" table:display="true" table:show-details="true"/>
                <table:data-pilot-member table:name="29824452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5733280" table:display="true" table:show-details="true"/>
                <table:data-pilot-member table:name="36498517" table:display="true" table:show-details="true"/>
                <table:data-pilot-member table:name="37577072" table:display="true" table:show-details="true"/>
                <table:data-pilot-member table:name="38070057" table:display="true" table:show-details="true"/>
                <table:data-pilot-member table:name="38193656" table:display="true" table:show-details="true"/>
                <table:data-pilot-member table:name="41267763" table:display="true" table:show-details="true"/>
                <table:data-pilot-member table:name="41773187" table:display="true" table:show-details="true"/>
                <table:data-pilot-member table:name="43309424" table:display="true" table:show-details="true"/>
                <table:data-pilot-member table:name="45889272" table:display="true" table:show-details="true"/>
                <table:data-pilot-member table:name="48560207" table:display="true" table:show-details="true"/>
                <table:data-pilot-member table:name="55344908" table:display="true" table:show-details="true"/>
                <table:data-pilot-member table:name="58704832" table:display="true" table:show-details="true"/>
                <table:data-pilot-member table:name="64151126" table:display="true" table:show-details="true"/>
                <table:data-pilot-member table:name="68525183" table:display="true" table:show-details="true"/>
                <table:data-pilot-member table:name="10153710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9:41:22.316784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7:00:32.680602533</dc:date>
    <meta:editing-duration>PT22H4M45S</meta:editing-duration>
    <meta:editing-cycles>14</meta:editing-cycles>
    <meta:generator>LibreOffice/24.2.7.2$Linux_X86_64 LibreOffice_project/420$Build-2</meta:generator>
    <meta:document-statistic meta:table-count="4" meta:cell-count="8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89cm" svg:height="20.75cm" xlink:href=".." xlink:type="simple" loext:data-pilot-source="DataPilot2" chart:class="chart:bar" chart:style-name="ch1">
        <chart:title svg:x="15.252cm" svg:y="0.551cm" chart:style-name="ch2">
          <text:p>Key Generation Speed (cycles)</text:p>
        </chart:title>
        <chart:legend chart:legend-position="end" svg:x="30.685cm" svg:y="6.801cm" style:legend-expansion="high" chart:style-name="ch3"/>
        <chart:plot-area chart:style-name="ch4" table:cell-range-address="PivotChart" chart:data-source-has-labels="column" svg:x="0.737cm" svg:y="1.745cm" svg:width="29.211cm" svg:height="17.69cm">
          <chart:coordinate-region svg:x="2.311cm" svg:y="1.944cm" svg:width="27.637cm" svg:height="16.04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33032">
                <text:p>533032</text:p>
                <draw:g>
                  <svg:desc>PT@data 0</svg:desc>
                </draw:g>
              </table:table-cell>
              <table:table-cell office:value-type="float" office:value="400650">
                <text:p>40065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32940">
                <text:p>532940</text:p>
              </table:table-cell>
              <table:table-cell office:value-type="float" office:value="400623">
                <text:p>400623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2918">
                <text:p>532918</text:p>
              </table:table-cell>
              <table:table-cell office:value-type="float" office:value="400624">
                <text:p>400624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215684">
                <text:p>1215684</text:p>
              </table:table-cell>
              <table:table-cell office:value-type="float" office:value="964686">
                <text:p>964686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15877">
                <text:p>1215877</text:p>
              </table:table-cell>
              <table:table-cell office:value-type="float" office:value="964827">
                <text:p>964827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216091">
                <text:p>1216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170944">
                <text:p>217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70501">
                <text:p>2170501</text:p>
              </table:table-cell>
              <table:table-cell office:value-type="float" office:value="1672453">
                <text:p>167245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70472">
                <text:p>217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83126">
                <text:p>283126</text:p>
              </table:table-cell>
              <table:table-cell office:value-type="float" office:value="196606">
                <text:p>196606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83223">
                <text:p>283223</text:p>
              </table:table-cell>
              <table:table-cell office:value-type="float" office:value="196637">
                <text:p>196637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83127">
                <text:p>283127</text:p>
              </table:table-cell>
              <table:table-cell office:value-type="float" office:value="196599">
                <text:p>196599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08373">
                <text:p>608373</text:p>
              </table:table-cell>
              <table:table-cell office:value-type="float" office:value="417451">
                <text:p>41745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08416">
                <text:p>608416</text:p>
              </table:table-cell>
              <table:table-cell office:value-type="float" office:value="417483">
                <text:p>417483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08423">
                <text:p>608423</text:p>
              </table:table-cell>
              <table:table-cell office:value-type="float" office:value="417467">
                <text:p>41746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45818">
                <text:p>1045818</text:p>
              </table:table-cell>
              <table:table-cell office:value-type="float" office:value="710456">
                <text:p>710456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045805">
                <text:p>1045805</text:p>
              </table:table-cell>
              <table:table-cell office:value-type="float" office:value="710453">
                <text:p>710453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45877">
                <text:p>10458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82cm" svg:height="20.464cm" xlink:href=".." xlink:type="simple" loext:data-pilot-source="DataPilot1" chart:class="chart:bar" chart:style-name="ch1">
        <chart:title svg:x="15.819cm" svg:y="0.545cm" chart:style-name="ch2">
          <text:p>Signing Speed (cycles)</text:p>
        </chart:title>
        <chart:legend chart:legend-position="end" svg:x="30.26cm" svg:y="6.708cm" style:legend-expansion="high" chart:style-name="ch3"/>
        <chart:plot-area chart:style-name="ch4" table:cell-range-address="PivotChart" chart:data-source-has-labels="column" svg:x="0.727cm" svg:y="1.733cm" svg:width="28.806cm" svg:height="17.422cm">
          <chart:coordinate-region svg:x="2.698cm" svg:y="1.933cm" svg:width="26.835cm" svg:height="15.77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4417609">
                <text:p>34417609</text:p>
                <draw:g>
                  <svg:desc>PT@data 0</svg:desc>
                </draw:g>
              </table:table-cell>
              <table:table-cell office:value-type="float" office:value="38983168">
                <text:p>3898316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7484549">
                <text:p>17484549</text:p>
              </table:table-cell>
              <table:table-cell office:value-type="float" office:value="21223819">
                <text:p>21223819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8786610">
                <text:p>68786610</text:p>
              </table:table-cell>
              <table:table-cell office:value-type="float" office:value="76715899">
                <text:p>76715899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6152263">
                <text:p>76152263</text:p>
              </table:table-cell>
              <table:table-cell office:value-type="float" office:value="92882590">
                <text:p>92882590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2369779">
                <text:p>42369779</text:p>
              </table:table-cell>
              <table:table-cell office:value-type="float" office:value="53999005">
                <text:p>53999005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3756785">
                <text:p>11375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31103569">
                <text:p>13110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76255880">
                <text:p>76255880</text:p>
              </table:table-cell>
              <table:table-cell office:value-type="float" office:value="108904803">
                <text:p>10890480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99677947">
                <text:p>199677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6988412">
                <text:p>26988412</text:p>
              </table:table-cell>
              <table:table-cell office:value-type="float" office:value="26038462">
                <text:p>2603846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143448">
                <text:p>12143448</text:p>
              </table:table-cell>
              <table:table-cell office:value-type="float" office:value="12417006">
                <text:p>12417006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332435">
                <text:p>53332435</text:p>
              </table:table-cell>
              <table:table-cell office:value-type="float" office:value="51828623">
                <text:p>51828623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8805576">
                <text:p>38805576</text:p>
              </table:table-cell>
              <table:table-cell office:value-type="float" office:value="40330421">
                <text:p>4033042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7426431">
                <text:p>27426431</text:p>
              </table:table-cell>
              <table:table-cell office:value-type="float" office:value="29894607">
                <text:p>29894607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72778947">
                <text:p>72778947</text:p>
              </table:table-cell>
              <table:table-cell office:value-type="float" office:value="75748838">
                <text:p>7574883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6442839">
                <text:p>66442839</text:p>
              </table:table-cell>
              <table:table-cell office:value-type="float" office:value="73740760">
                <text:p>73740760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9773429">
                <text:p>49773429</text:p>
              </table:table-cell>
              <table:table-cell office:value-type="float" office:value="57668500">
                <text:p>57668500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7475615">
                <text:p>1174756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76cm" svg:height="19.505cm" xlink:href=".." xlink:type="simple" loext:data-pilot-source="DataPilot3" chart:class="chart:bar" chart:style-name="ch1">
        <chart:title svg:x="15.138cm" svg:y="0.526cm" chart:style-name="ch2">
          <text:p>Verify Speed (cycles)</text:p>
        </chart:title>
        <chart:legend chart:legend-position="end" svg:x="28.832cm" svg:y="6.393cm" style:legend-expansion="high" chart:style-name="ch3"/>
        <chart:plot-area chart:style-name="ch4" table:cell-range-address="PivotChart" chart:data-source-has-labels="column" svg:x="0.693cm" svg:y="1.695cm" svg:width="27.446cm" svg:height="16.52cm">
          <chart:coordinate-region svg:x="2.664cm" svg:y="1.894cm" svg:width="25.475cm" svg:height="14.87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PT@label 0</svg:desc>
                </draw:g>
              </table:table-cell>
              <table:table-cell office:value-type="string">
                <text:p>ref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7563109">
                <text:p>17563109</text:p>
                <draw:g>
                  <svg:desc>PT@data 0</svg:desc>
                </draw:g>
              </table:table-cell>
              <table:table-cell office:value-type="float" office:value="18644695">
                <text:p>1864469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9138019">
                <text:p>9138019</text:p>
              </table:table-cell>
              <table:table-cell office:value-type="float" office:value="11766667">
                <text:p>11766667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5733280">
                <text:p>35733280</text:p>
              </table:table-cell>
              <table:table-cell office:value-type="float" office:value="36498517">
                <text:p>36498517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7577072">
                <text:p>37577072</text:p>
              </table:table-cell>
              <table:table-cell office:value-type="float" office:value="41773187">
                <text:p>41773187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2836378">
                <text:p>22836378</text:p>
              </table:table-cell>
              <table:table-cell office:value-type="float" office:value="31198630">
                <text:p>31198630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5344908">
                <text:p>55344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4151126">
                <text:p>6415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267763">
                <text:p>41267763</text:p>
              </table:table-cell>
              <table:table-cell office:value-type="float" office:value="58704832">
                <text:p>58704832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1537106">
                <text:p>10153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4669172">
                <text:p>14669172</text:p>
              </table:table-cell>
              <table:table-cell office:value-type="float" office:value="15931333">
                <text:p>15931333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6659165">
                <text:p>6659165</text:p>
              </table:table-cell>
              <table:table-cell office:value-type="float" office:value="7770754">
                <text:p>7770754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9598630">
                <text:p>29598630</text:p>
              </table:table-cell>
              <table:table-cell office:value-type="float" office:value="31857047">
                <text:p>31857047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2095184">
                <text:p>22095184</text:p>
              </table:table-cell>
              <table:table-cell office:value-type="float" office:value="25540174">
                <text:p>25540174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6045558">
                <text:p>16045558</text:p>
              </table:table-cell>
              <table:table-cell office:value-type="float" office:value="19490890">
                <text:p>19490890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3309424">
                <text:p>43309424</text:p>
              </table:table-cell>
              <table:table-cell office:value-type="float" office:value="48560207">
                <text:p>4856020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8070057">
                <text:p>38070057</text:p>
              </table:table-cell>
              <table:table-cell office:value-type="float" office:value="45889272">
                <text:p>45889272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824452">
                <text:p>29824452</text:p>
              </table:table-cell>
              <table:table-cell office:value-type="float" office:value="38193656">
                <text:p>38193656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8525183">
                <text:p>685251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